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ingFallbackSourceFactory.findUris( final String location , Map parame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AggregatingFallbackSourceFactory.getSource( final String location , Map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